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7T14:35:00" calcext:value-type="date">
            <text:p>07/04/2020 14:35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7T14:35:00" calcext:value-type="date">
            <text:p>07/04/2020 14:35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7T23:37:00" calcext:value-type="date">
            <text:p>07/04/2020 23:37:00</text:p>
          </table:table-cell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19" calcext:value-type="float">
            <text:p>13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4" calcext:value-type="float">
            <text:p>15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56" calcext:value-type="float">
            <text:p>17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561" calcext:value-type="float">
            <text:p>25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2954" calcext:value-type="float">
            <text:p>2954</text:p>
          </table:table-cell>
          <table:table-cell office:value-type="float" office:value="107" calcext:value-type="float">
            <text:p>107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39" calcext:value-type="float">
            <text:p>163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7" calcext:value-type="float">
            <text:p>807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1" calcext:value-type="float">
            <text:p>21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0" calcext:value-type="float">
            <text:p>950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30" calcext:value-type="float">
            <text:p>30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5" calcext:value-type="float">
            <text:p>1065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1" calcext:value-type="float">
            <text:p>41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19" calcext:value-type="float">
            <text:p>1319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8" calcext:value-type="float">
            <text:p>58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4" calcext:value-type="float">
            <text:p>1414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5" calcext:value-type="float">
            <text:p>65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4" calcext:value-type="float">
            <text:p>1594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74" calcext:value-type="float">
            <text:p>74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56" calcext:value-type="float">
            <text:p>1756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83" calcext:value-type="float">
            <text:p>83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1" calcext:value-type="float">
            <text:p>2281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99" calcext:value-type="float">
            <text:p>99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'.B32]+[$'Fuente-Dashboard-Departamentos'.D32]+[$'Fuente-Dashboard-Departamentos'.F32]+[$'Fuente-Dashboard-Departamentos'.H32]+[$'Fuente-Dashboard-Departamentos'.J32]+[$'Fuente-Dashboard-Departamentos'.L32]+[$'Fuente-Dashboard-Departamentos'.N32]+[$'Fuente-Dashboard-Departamentos'.P32]+[$'Fuente-Dashboard-Departamentos'.R32]+[$'Fuente-Dashboard-Departamentos'.T32]+[$'Fuente-Dashboard-Departamentos'.V32]+[$'Fuente-Dashboard-Departamentos'.X32]+[$'Fuente-Dashboard-Departamentos'.Z32]+[$'Fuente-Dashboard-Departamentos'.AB32]+[$'Fuente-Dashboard-Departamentos'.AD32]+[$'Fuente-Dashboard-Departamentos'.AF32]+[$'Fuente-Dashboard-Departamentos'.AH32]+[$'Fuente-Dashboard-Departamentos'.AJ32]+[$'Fuente-Dashboard-Departamentos'.AL32]+[$'Fuente-Dashboard-Departamentos'.AN32]+[$'Fuente-Dashboard-Departamentos'.AP32]+[$'Fuente-Dashboard-Departamentos'.AR32]+[$'Fuente-Dashboard-Departamentos'.AT32]+[$'Fuente-Dashboard-Departamentos'.AV32]+[$'Fuente-Dashboard-Departamentos'.AX32]" office:value-type="float" office:value="2561" calcext:value-type="float">
            <text:p>2561</text:p>
          </table:table-cell>
          <table:table-cell table:formula="of:=[$'Fuente-Dashboard-Departamentos'.C32]+[$'Fuente-Dashboard-Departamentos'.E32]+[$'Fuente-Dashboard-Departamentos'.G32]+[$'Fuente-Dashboard-Departamentos'.I32]+[$'Fuente-Dashboard-Departamentos'.K32]+[$'Fuente-Dashboard-Departamentos'.M32]+[$'Fuente-Dashboard-Departamentos'.O32]+[$'Fuente-Dashboard-Departamentos'.Q32]+[$'Fuente-Dashboard-Departamentos'.S32]+[$'Fuente-Dashboard-Departamentos'.U32]+[$'Fuente-Dashboard-Departamentos'.W32]+[$'Fuente-Dashboard-Departamentos'.Y32]+[$'Fuente-Dashboard-Departamentos'.AA32]+[$'Fuente-Dashboard-Departamentos'.AC32]+[$'Fuente-Dashboard-Departamentos'.AE32]+[$'Fuente-Dashboard-Departamentos'.AG32]+[$'Fuente-Dashboard-Departamentos'.AI32]+[$'Fuente-Dashboard-Departamentos'.AK32]+[$'Fuente-Dashboard-Departamentos'.AM32]+[$'Fuente-Dashboard-Departamentos'.AO32]+[$'Fuente-Dashboard-Departamentos'.AQ32]+[$'Fuente-Dashboard-Departamentos'.AS32]+[$'Fuente-Dashboard-Departamentos'.AU32]+[$'Fuente-Dashboard-Departamentos'.AW32]+[$'Fuente-Dashboard-Departamentos'.AY32]" office:value-type="float" office:value="102" calcext:value-type="float">
            <text:p>102</text:p>
          </table:table-cell>
          <table:table-cell table:formula="of:=[.B32]=[$'Fuente-Dashboard'.B32]" office:value-type="boolean" office:boolean-value="true" calcext:value-type="boolean">
            <text:p>VERDADERO</text:p>
          </table:table-cell>
          <table:table-cell table:formula="of:=[.C32]=[$'Fuente-Dashboard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'.B33]+[$'Fuente-Dashboard-Departamentos'.D33]+[$'Fuente-Dashboard-Departamentos'.F33]+[$'Fuente-Dashboard-Departamentos'.H33]+[$'Fuente-Dashboard-Departamentos'.J33]+[$'Fuente-Dashboard-Departamentos'.L33]+[$'Fuente-Dashboard-Departamentos'.N33]+[$'Fuente-Dashboard-Departamentos'.P33]+[$'Fuente-Dashboard-Departamentos'.R33]+[$'Fuente-Dashboard-Departamentos'.T33]+[$'Fuente-Dashboard-Departamentos'.V33]+[$'Fuente-Dashboard-Departamentos'.X33]+[$'Fuente-Dashboard-Departamentos'.Z33]+[$'Fuente-Dashboard-Departamentos'.AB33]+[$'Fuente-Dashboard-Departamentos'.AD33]+[$'Fuente-Dashboard-Departamentos'.AF33]+[$'Fuente-Dashboard-Departamentos'.AH33]+[$'Fuente-Dashboard-Departamentos'.AJ33]+[$'Fuente-Dashboard-Departamentos'.AL33]+[$'Fuente-Dashboard-Departamentos'.AN33]+[$'Fuente-Dashboard-Departamentos'.AP33]+[$'Fuente-Dashboard-Departamentos'.AR33]+[$'Fuente-Dashboard-Departamentos'.AT33]+[$'Fuente-Dashboard-Departamentos'.AV33]+[$'Fuente-Dashboard-Departamentos'.AX33]" office:value-type="float" office:value="2954" calcext:value-type="float">
            <text:p>2954</text:p>
          </table:table-cell>
          <table:table-cell table:formula="of:=[$'Fuente-Dashboard-Departamentos'.C33]+[$'Fuente-Dashboard-Departamentos'.E33]+[$'Fuente-Dashboard-Departamentos'.G33]+[$'Fuente-Dashboard-Departamentos'.I33]+[$'Fuente-Dashboard-Departamentos'.K33]+[$'Fuente-Dashboard-Departamentos'.M33]+[$'Fuente-Dashboard-Departamentos'.O33]+[$'Fuente-Dashboard-Departamentos'.Q33]+[$'Fuente-Dashboard-Departamentos'.S33]+[$'Fuente-Dashboard-Departamentos'.U33]+[$'Fuente-Dashboard-Departamentos'.W33]+[$'Fuente-Dashboard-Departamentos'.Y33]+[$'Fuente-Dashboard-Departamentos'.AA33]+[$'Fuente-Dashboard-Departamentos'.AC33]+[$'Fuente-Dashboard-Departamentos'.AE33]+[$'Fuente-Dashboard-Departamentos'.AG33]+[$'Fuente-Dashboard-Departamentos'.AI33]+[$'Fuente-Dashboard-Departamentos'.AK33]+[$'Fuente-Dashboard-Departamentos'.AM33]+[$'Fuente-Dashboard-Departamentos'.AO33]+[$'Fuente-Dashboard-Departamentos'.AQ33]+[$'Fuente-Dashboard-Departamentos'.AS33]+[$'Fuente-Dashboard-Departamentos'.AU33]+[$'Fuente-Dashboard-Departamentos'.AW33]+[$'Fuente-Dashboard-Departamentos'.AY33]" office:value-type="float" office:value="107" calcext:value-type="float">
            <text:p>107</text:p>
          </table:table-cell>
          <table:table-cell table:formula="of:=[.B33]=[$'Fuente-Dashboard'.B33]" office:value-type="boolean" office:boolean-value="true" calcext:value-type="boolean">
            <text:p>VERDADERO</text:p>
          </table:table-cell>
          <table:table-cell table:formula="of:=[.C33]=[$'Fuente-Dashboard'.C33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7T23:37:28.404418945</dc:date>
    <meta:editing-duration>P2DT8H33M33S</meta:editing-duration>
    <meta:editing-cycles>25</meta:editing-cycles>
    <meta:generator>LibreOffice/6.1.6.3$Linux_X86_64 LibreOffice_project/10$Build-3</meta:generator>
    <meta:document-statistic meta:table-count="5" meta:cell-count="1093" meta:object-count="0"/>
  </office:meta>
</office:document-meta>
</file>